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25-02-0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604" calcext:value-type="float">
            <text:p>101.6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24-02-1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22-11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22-02-16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20-02-1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19-02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0048" calcext:value-type="float">
            <text:p>101.7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18-02-14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7584" calcext:value-type="float">
            <text:p>101.8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6016" calcext:value-type="float">
            <text:p>102.2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7024" calcext:value-type="float">
            <text:p>101.1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0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9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9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9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8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303</text:p>
          </table:table-cell>
          <table:table-cell office:value-type="string" calcext:value-type="string">
            <text:p>197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